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3B00000025A2B475EAA96CD3DF.png" manifest:media-type="image/png"/>
  <manifest:file-entry manifest:full-path="Pictures/100000000000003B0000002591172268998589C5.png" manifest:media-type="image/png"/>
  <manifest:file-entry manifest:full-path="Pictures/100000000000003A0000001E3C0DCD69FF146F76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2.80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Courier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/>
      <style:paragraph-properties fo:text-align="center"/>
      <style:text-properties style:font-name="Courier" fo:font-size="11pt" fo:font-weight="bold" style:font-size-asian="11pt" style:font-weight-asian="bold" style:font-size-complex="11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Courier" fo:font-size="11pt" style:font-size-asian="11pt" style:font-size-complex="11pt"/>
    </style:style>
    <style:style style:name="P6" style:family="paragraph">
      <loext:graphic-properties draw:fill="none" draw:fill-color="#ffffff"/>
      <style:text-properties style:font-name="Courier" fo:font-size="11pt" style:font-size-asian="11pt" style:font-size-complex="11pt"/>
    </style:style>
    <style:style style:name="T1" style:family="text">
      <style:text-properties style:font-name="Courier" fo:font-size="12pt" fo:language="es" fo:country="MX" fo:font-weight="bold" style:font-size-asian="12pt" style:font-weight-asian="bold" style:font-size-complex="12pt" style:font-weight-complex="bold"/>
    </style:style>
    <style:style style:name="T2" style:family="text">
      <style:text-properties style:font-name="Courier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Courier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Courier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2.032cm" svg:x="3.413cm" svg:y="11.795cm">
          <text:p text:style-name="P1"><text:span text:style-name="T1">Muestreo</text:span><text:span text:style-name="T2"> y</text:span></text:p>
          <text:p text:style-name="P1"><text:span text:style-name="T2">Quantizació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302cm" svg:height="2.032cm" svg:x="9.128cm" svg:y="11.795cm">
          <text:p text:style-name="P1"><text:span text:style-name="T2">Procesador</text:span></text:p>
          <text:p text:style-name="P1"><text:span text:style-name="T2">Digital de </text:span></text:p>
          <text:p text:style-name="P1"><text:span text:style-name="T2">Seña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3.302cm" svg:height="2.032cm" svg:x="14.716cm" svg:y="11.795cm">
          <text:p text:style-name="P1"><text:span text:style-name="T3">Reconstrucción</text:span></text:p>
          <text:p text:style-name="P1"><text:span text:style-name="T3">Analógica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6.715cm" svg:y1="12.811cm" svg:x2="9.128cm" svg:y2="12.811cm">
          <text:p/>
        </draw:line>
        <draw:line draw:style-name="gr2" draw:text-style-name="P4" draw:layer="layout" svg:x1="12.303cm" svg:y1="12.811cm" svg:x2="14.716cm" svg:y2="12.811cm">
          <text:p/>
        </draw:line>
        <draw:line draw:style-name="gr2" draw:text-style-name="P4" draw:layer="layout" svg:x1="1cm" svg:y1="12.811cm" svg:x2="3.413cm" svg:y2="12.811cm">
          <text:p/>
        </draw:line>
        <draw:line draw:style-name="gr2" draw:text-style-name="P4" draw:layer="layout" svg:x1="18.018cm" svg:y1="12.811cm" svg:x2="19.923cm" svg:y2="12.811cm">
          <text:p/>
        </draw:line>
        <draw:frame draw:style-name="gr3" draw:text-style-name="P1" draw:layer="layout" svg:width="1.533cm" svg:height="0.792cm" svg:x="1.372cm" svg:y="11.668cm">
          <draw:image xlink:href="Pictures/100000000000003A0000001E3C0DCD69FF146F76.png" xlink:type="simple" xlink:show="embed" xlink:actuate="onLoad">
            <text:p/>
          </draw:image>
        </draw:frame>
        <draw:frame draw:style-name="gr3" draw:text-style-name="P1" draw:layer="layout" svg:width="1.559cm" svg:height="0.977cm" svg:x="7.061cm" svg:y="11.58cm">
          <draw:image xlink:href="Pictures/100000000000003B0000002591172268998589C5.png" xlink:type="simple" xlink:show="embed" xlink:actuate="onLoad">
            <text:p/>
          </draw:image>
        </draw:frame>
        <draw:frame draw:style-name="gr3" draw:text-style-name="P1" draw:layer="layout" svg:width="1.559cm" svg:height="0.977cm" svg:x="12.684cm" svg:y="11.541cm">
          <draw:image xlink:href="Pictures/100000000000003B00000025A2B475EAA96CD3DF.png" xlink:type="simple" xlink:show="embed" xlink:actuate="onLoad">
            <text:p/>
          </draw:image>
        </draw:frame>
        <draw:frame draw:style-name="gr3" draw:text-style-name="P1" draw:layer="layout" svg:width="1.533cm" svg:height="0.792cm" svg:x="18.263cm" svg:y="11.795cm">
          <draw:image xlink:href="Pictures/100000000000003A0000001E3C0DCD69FF146F76.png" xlink:type="simple" xlink:show="embed" xlink:actuate="onLoad">
            <text:p/>
          </draw:image>
        </draw:frame>
        <draw:frame draw:style-name="gr4" draw:text-style-name="P6" draw:layer="layout" svg:width="2.667cm" svg:height="1.778cm" svg:x="1cm" svg:y="13.927cm">
          <draw:text-box>
            <text:p text:style-name="P5"><text:span text:style-name="T4">Entrada</text:span></text:p>
            <text:p text:style-name="P5"><text:span text:style-name="T4">Analógica</text:span></text:p>
          </draw:text-box>
        </draw:frame>
        <draw:frame draw:style-name="gr4" draw:text-style-name="P6" draw:layer="layout" svg:width="2.667cm" svg:height="1.778cm" svg:x="17.256cm" svg:y="14.081cm">
          <draw:text-box>
            <text:p text:style-name="P5"><text:span text:style-name="T4">Salida</text:span></text:p>
            <text:p text:style-name="P5"><text:span text:style-name="T4">Analógica</text:span></text:p>
          </draw:text-box>
        </draw:frame>
        <draw:frame draw:style-name="gr4" draw:text-style-name="P6" draw:layer="layout" svg:width="2.667cm" svg:height="1.778cm" svg:x="6.588cm" svg:y="13.827cm">
          <draw:text-box>
            <text:p text:style-name="P5"><text:span text:style-name="T4">Entrada</text:span></text:p>
            <text:p text:style-name="P5"><text:span text:style-name="T4">Digital</text:span></text:p>
          </draw:text-box>
        </draw:frame>
        <draw:frame draw:style-name="gr4" draw:text-style-name="P6" draw:layer="layout" svg:width="2.667cm" svg:height="1.778cm" svg:x="12.176cm" svg:y="13.954cm">
          <draw:text-box>
            <text:p text:style-name="P5"><text:span text:style-name="T4">Salida</text:span></text:p>
            <text:p text:style-name="P5"><text:span text:style-name="T4">Digit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1T15:54:12.492720453</meta:creation-date>
    <dc:date>2016-07-31T16:09:42.376504086</dc:date>
    <meta:editing-duration>PT15M27S</meta:editing-duration>
    <meta:editing-cycles>8</meta:editing-cycles>
    <meta:generator>LibreOffice/5.1.3.2$Linux_X86_64 LibreOffice_project/10m0$Build-2</meta:generator>
    <meta:document-statistic meta:object-count="15"/>
  </office:meta>
</office:document-meta>
</file>